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Verdana, Lucida,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Text_20_body" style:list-style-name="L1">
      <style:paragraph-properties fo:margin-left="0in" fo:margin-right="0in" fo:margin-top="0in" fo:margin-bottom="0in" fo:text-align="justify" style:justify-single-word="false" fo:orphans="2" fo:widows="2" fo:text-indent="0in" style:auto-text-indent="false" fo:padding="0in" fo:border="none"/>
    </style:style>
    <style:style style:name="T1" style:family="text">
      <style:text-properties fo:font-variant="normal" fo:text-transform="none" fo:color="#000000" style:font-name="Lucida Grande" fo:font-size="9pt" fo:letter-spacing="normal" fo:font-style="normal" fo:font-weight="normal"/>
    </style:style>
    <style:style style:name="T2" style:family="text">
      <style:text-properties fo:font-variant="normal" fo:text-transform="none" fo:color="#000000" style:font-name="Lucida Grande" fo:font-size="9pt" fo:letter-spacing="normal" fo:font-style="normal" fo:font-weight="normal" fo:background-color="transparent"/>
    </style:style>
    <style:style style:name="T3" style:family="text">
      <style:text-properties fo:font-variant="normal" fo:text-transform="none" fo:color="#000000" style:font-name="Lucida Grande" fo:font-size="9pt" fo:letter-spacing="normal" fo:font-style="normal" fo:font-weight="normal" fo:background-color="#ffff00"/>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background-color="#ffff00"/>
    </style:style>
    <style:style style:name="T6" style:family="text">
      <style:text-properties fo:font-variant="normal" fo:text-transform="none" fo:color="#009900" style:text-line-through-style="none" style:font-name="Lucida Grande" fo:font-size="9pt" fo:letter-spacing="normal" fo:font-style="normal" style:text-underline-style="none" fo:font-weight="normal" style:text-blinking="false"/>
    </style:style>
    <style:style style:name="T7" style:family="text">
      <style:text-properties fo:font-variant="normal" fo:text-transform="none" fo:color="#009900" style:text-line-through-style="none" style:font-name="Lucida Grande" fo:font-size="9pt" fo:letter-spacing="normal" fo:font-style="normal" style:text-underline-style="none" fo:font-weight="normal" style:text-blinking="false" fo:background-color="#ffff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xt:tab/>Translate C source to assembler.</text:p>
      <text:p text:style-name="P1">-c <text:tab/>Generate an object file rather than an executable.</text:p>
      <text:p text:style-name="Standard"/>
      <text:p text:style-name="P1">–c-code-in-asm (nightly build) Place C code as comments in output assembler.</text:p>
      <text:p text:style-name="Standard"/>
      <text:p text:style-name="P1">-Ca.. Pass an option to the assembler. For example, "-Ca-D__SDCC"</text:p>
      <text:p text:style-name="P1">-Ca-IXIY Instruct the assembler to swap IX and IY in assembled code.</text:p>
      <text:p text:style-name="P1">-Cl.. Pass an option to the linker. For example, ”-Cl–split-bin”</text:p>
      <text:p text:style-name="P1">-Cl–split-bin Causes z80asm to generate one output binary per section defined in the source. A directory listing afterward can tell you at a glance what is taking up the space in the final executable.</text:p>
      <text:p text:style-name="Standard"/>
      <text:p text:style-name="P1">-D__SDCC_DISABLE_BUILTIN Disable sdcc's builtin functions. sdcc will sometimes inline a handful of common string functions by default (see the end of string.h).</text:p>
      <text:p text:style-name="Standard"/>
      <text:p text:style-name="P1">–fsigned-char (zsdcc updated after v1.99) “char” means “signed char”. New versions of sdcc treat “char” as “unsigned char”.</text:p>
      <text:p text:style-name="Standard"/>
      <text:p text:style-name="P1">–fverbose-asm When translating C to asm, includes code generator and peephole comments in the output asm source. Comments in function headers will tell if the compiler's optimization level (–max-allocs-per-node) was high enough to achieve optimal register assignment.</text:p>
      <text:p text:style-name="Standard"/>
      <text:p text:style-name="P1">-g Generate a global defines file that lists global labels and their assigned values as a sequence of defc constants.</text:p>
      <text:p text:style-name="Standard"/>
      <text:p text:style-name="P1">-h Help.</text:p>
      <text:p text:style-name="Standard"/>
      <text:p text:style-name="Standard">-lname Link against the “name” library.</text:p>
      <text:p text:style-name="Standard"/>
      <text:p text:style-name="Standard">-Lpath Search path for libraries when linking.</text:p>
      <text:p text:style-name="Standard"/>
      <text:p text:style-name="P1">–list (nightly build) Generate list files for the crt and each C source file compiled.</text:p>
      <text:p text:style-name="Standard"/>
      <text:p text:style-name="P1">-m Generate a map file listing all labels and their values twice with the first half in alphabetical order and the second half in address order.</text:p>
      <text:p text:style-name="Standard"/>
      <text:p text:style-name="P1">–max-allocs-per-nodeNNNNN Selects code generation optimization level for sdcc. NNNNN is 3000 by default and 200000 is a good upper bound. Note there is no space between the option text and NNNNN.</text:p>
      <text:p text:style-name="Standard"/>
      <text:p text:style-name="P1">-notemp Intermediate files are left in the compile directory. Can be helpful for debugging.</text:p>
      <text:p text:style-name="Standard"/>
      <text:p text:style-name="Standard">-o outfile Change the output filename root.</text:p>
      <text:p text:style-name="Standard"/>
      <text:p text:style-name="P1">-On Selects z88dk's peephole optimization level. Under sdcc the purpose of the optimization rules is different. Level 0 will leave sdcc's output in its native asz80 format. z88dk cannot assemble this format. Level 1 translates sdcc's native format to more standard Zilog syntax. Level 2 changes sdcc's calls to its primitives to use a calling convention that saves extra bytes. The default is level 2.</text:p>
      <text:p text:style-name="Standard"/>
      <text:p text:style-name="Standard"/>
      <text:p text:style-name="P1"><text:soft-page-break/>–opt-code-size sdcc will call a subroutine to set up the frame pointer on entry to a function. (nightly build) programs using 64-bit integers will see significant code size reduction.</text:p>
      <text:p text:style-name="Standard"/>
      <text:p text:style-name="P1">-preserve Prevent the list of active pragmas stored in “zcc_opt.def” from being deleted prior to compiling. This is important when generating object files in a makefile. If your compile is a single line invocation of zcc this option is unnecessary.</text:p>
      <text:p text:style-name="Standard"/>
      <text:p text:style-name="P1">–reserve-regs-iy Prevent sdcc from using the iy register pair.</text:p>
      <text:p text:style-name="Standard"/>
      <text:p text:style-name="P1">-SOn Selects the peephole optimization level for sdcc. Level 0 does not perform any code substitutions. Level 1 uses only the rules supplied by sdcc. Level 2 uses the sdcc rules and some rules that fix some of sdcc's code generation bugs. Level 3 is the highest level and in addition to level two, it introduces many new code substitution rules that can reduce code size and improve speed. Level 2 is the default.</text:p>
      <text:p text:style-name="Standard"/>
      <text:p text:style-name="P1">-startup=n Quite often targets have several different crts available that can be selected by number. Differences between the crts can include different devices attached to stdin,stdout,stderr and different memory mode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87773587085722314" text:style-name="L1">
        <text:list-item>
          <text:p text:style-name="P3"><text:soft-page-break/><text:span text:style-name="Strong_20_Emphasis"><text:span text:style-name="T3">-a</text:span></text:span><text:span text:style-name="T3"> Translate all listed .c and .s files to .asm then stop.</text:span></text:p>
        </text:list-item>
        <text:list-item>
          <text:p text:style-name="P3"><text:span text:style-name="Strong_20_Emphasis"><text:span text:style-name="T3">-c</text:span></text:span><text:span text:style-name="T3"> Compile all listed .c, .s and .asm source files to object files then stop.</text:span></text:p>
        </text:list-item>
        <text:list-item>
          <text:p text:style-name="P3"><text:span text:style-name="Strong_20_Emphasis"><text:span text:style-name="T5">–</text:span></text:span><text:span text:style-name="Strong_20_Emphasis"><text:span text:style-name="T3">c-code-in-asm</text:span></text:span><text:span text:style-name="T3"> Add C code as comments into the .lis files and any other output .asm file.</text:span></text:p>
        </text:list-item>
        <text:list-item>
          <text:p text:style-name="P3"><text:span text:style-name="Strong_20_Emphasis"><text:span text:style-name="T3">-Cl–split-bin</text:span></text:span><text:span text:style-name="T3"> The linker will generate a separate binary file for each section defined in the compile.</text:span></text:p>
        </text:list-item>
        <text:list-item>
          <text:p text:style-name="P3"><text:span text:style-name="Strong_20_Emphasis"><text:span text:style-name="T3">-Cl-v</text:span></text:span><text:span text:style-name="T3"> Place the linker in verbose mode. Produces a superset of the information from -Cl–split-bin.</text:span></text:p>
        </text:list-item>
        <text:list-item>
          <text:p text:style-name="P3"><text:span text:style-name="Strong_20_Emphasis"><text:span text:style-name="T3">-create-app</text:span></text:span><text:span text:style-name="T3"> Run appmake to form the final binary from the binaries generated by the compiler; optionally create roms and ihx files.</text:span></text:p>
        </text:list-item>
        <text:list-item>
          <text:p text:style-name="P3"><text:span text:style-name="Strong_20_Emphasis"><text:span text:style-name="T3">-E</text:span></text:span><text:span text:style-name="T3"> Pass all .c files through the pre-processor to generate .i then stop.</text:span></text:p>
        </text:list-item>
        <text:list-item>
          <text:p text:style-name="P3"><text:span text:style-name="Strong_20_Emphasis"><text:span text:style-name="T5">–</text:span></text:span><text:span text:style-name="Strong_20_Emphasis"><text:span text:style-name="T3">fsigned-char</text:span></text:span><text:span text:style-name="T3"> (sdcc) Make chars signed. By default char is unsigned in sdcc.</text:span></text:p>
        </text:list-item>
        <text:list-item>
          <text:p text:style-name="P3"><text:span text:style-name="Strong_20_Emphasis"><text:span text:style-name="T3">-g</text:span></text:span><text:span text:style-name="T3"> Generate a global definitions file that defines all publicly exported symbols.</text:span></text:p>
        </text:list-item>
        <text:list-item>
          <text:p text:style-name="P3"><text:span text:style-name="Strong_20_Emphasis"><text:span text:style-name="T1">-Idir</text:span></text:span><text:span text:style-name="T1"> Add directory “dir” to the include search path.</text:span></text:p>
        </text:list-item>
        <text:list-item>
          <text:p text:style-name="P3"><text:span text:style-name="Strong_20_Emphasis"><text:span text:style-name="T1">-Ldir</text:span></text:span><text:span text:style-name="T1"> Add directory “dir” to the library search path.</text:span></text:p>
        </text:list-item>
        <text:list-item>
          <text:p text:style-name="P3"><text:span text:style-name="Strong_20_Emphasis"><text:span text:style-name="T5">–</text:span></text:span><text:span text:style-name="Strong_20_Emphasis"><text:span text:style-name="T3">list</text:span></text:span><text:span text:style-name="T3"> Generate a .lis file for each source file in the compile. A .lis file shows the source file after translation to asm and before its input to the linker.</text:span></text:p>
        </text:list-item>
        <text:list-item>
          <text:p text:style-name="P3"><text:span text:style-name="Strong_20_Emphasis"><text:span text:style-name="T3">-lm</text:span></text:span><text:span text:style-name="T3"> Link against the floating point library.</text:span></text:p>
        </text:list-item>
        <text:list-item>
          <text:p text:style-name="P3"><text:span text:style-name="Strong_20_Emphasis"><text:span text:style-name="T1">-lname</text:span></text:span><text:span text:style-name="T1"> Link against user-supplied “name” library. Ensure “name.lib” is in the library search path.</text:span></text:p>
        </text:list-item>
        <text:list-item>
          <text:p text:style-name="P3"><text:span text:style-name="Strong_20_Emphasis"><text:span text:style-name="T4">–</text:span></text:span><text:span text:style-name="Strong_20_Emphasis"><text:span text:style-name="T1">lstcwd</text:span></text:span><text:span text:style-name="T1"> Paths of source files listed in .lst files are made relative to the current working directory rather than relative to the location of the .lst files containing them. (This flag makes zcc compatible with z80asm's .lst files).</text:span></text:p>
        </text:list-item>
        <text:list-item>
          <text:p text:style-name="P3"><text:span text:style-name="Strong_20_Emphasis"><text:span text:style-name="T3">-m</text:span></text:span><text:span text:style-name="T3"> Generate a map file listing all defined symbols with their values.</text:span></text:p>
        </text:list-item>
        <text:list-item>
          <text:p text:style-name="P3"><text:span text:style-name="Strong_20_Emphasis"><text:span text:style-name="T3">-m4</text:span></text:span><text:span text:style-name="T3"> Expand all listed .m4 macros then stop.</text:span></text:p>
        </text:list-item>
        <text:list-item>
          <text:p text:style-name="P3"><text:span text:style-name="Strong_20_Emphasis"><text:span text:style-name="T5">–</text:span></text:span><text:span text:style-name="Strong_20_Emphasis"><text:span text:style-name="T3">max-allocs-per-nodeNNNNN</text:span></text:span><text:span text:style-name="T3"> (sdcc) Set the optimization level during code generation. 3000 is the default, 200000 is a reasonable upper bound.</text:span></text:p>
        </text:list-item>
        <text:list-item>
          <text:p text:style-name="P3"><text:span text:style-name="Strong_20_Emphasis"><text:span text:style-name="T3">-o name</text:span></text:span><text:span text:style-name="T3"> Specify the base of the output filename.</text:span></text:p>
        </text:list-item>
        <text:list-item>
          <text:p text:style-name="P3"><text:span text:style-name="Strong_20_Emphasis"><text:span text:style-name="T3">-On</text:span></text:span><text:span text:style-name="T3"> (sccz80) Set the peephole optimization level 0-3. O2 is the default.</text:span></text:p>
        </text:list-item>
        <text:list-item>
          <text:p text:style-name="P3"><text:span text:style-name="Strong_20_Emphasis"><text:span text:style-name="T3">-On</text:span></text:span><text:span text:style-name="T3"> (sdcc) Select the post-processing steps 0-2. 0 = leave sdcc output in asz80 form, 1 = translate sdcc output to zilog and z80asm directives, 2 = step one plus change sdcc calls to primitives to callee linkage. O2 is the default.</text:span></text:p>
        </text:list-item>
        <text:list-item>
          <text:p text:style-name="P3"><text:span text:style-name="Strong_20_Emphasis"><text:span text:style-name="T5">–</text:span></text:span><text:span text:style-name="Strong_20_Emphasis"><text:span text:style-name="T3">opt-code-size</text:span></text:span><text:span text:style-name="T3"> (sdcc) In the latest version of z88dk this will especially reduce the code size of programs using many longs, longlongs or floats.</text:span></text:p>
        </text:list-item>
        <text:list-item>
          <text:p text:style-name="P3"><text:span text:style-name="Strong_20_Emphasis"><text:span text:style-name="T4">–</text:span></text:span><text:span text:style-name="Strong_20_Emphasis"><text:span text:style-name="T1">reloc-info</text:span></text:span><text:span text:style-name="T1"> Generate a companion .reloc file for each output .bin that contains details on how to </text:span><text:a xlink:type="simple" xlink:href="http://www.z88dk.org/wiki/doku.php?id=libnew:target_embedded#generating_runtime_relocatable_binaries" text:style-name="Internet_20_link" text:visited-style-name="Visited_20_Internet_20_Link"><text:span text:style-name="T6">relocate the binary to a new address</text:span></text:a><text:span text:style-name="T1"> (experimental and untested).</text:span></text:p>
        </text:list-item>
        <text:list-item>
          <text:p text:style-name="P3"><text:span text:style-name="Strong_20_Emphasis"><text:span text:style-name="T4">–</text:span></text:span><text:span text:style-name="Strong_20_Emphasis"><text:span text:style-name="T3">reserve-regs-iy</text:span></text:span><text:span text:style-name="T3"> (sdcc) Sdcc is not allowed to use the iy register. This flag is automatically invoked in clib=sdcc_iy compiles. See </text:span><text:a xlink:type="simple" xlink:href="http://www.z88dk.org/wiki/doku.php?id=temp:front#sdcc2" text:style-name="Internet_20_link" text:visited-style-name="Visited_20_Internet_20_Link"><text:span text:style-name="T7">known issues</text:span></text:a><text:span text:style-name="T3"> concerning this flag.</text:span></text:p>
        </text:list-item>
        <text:list-item>
          <text:p text:style-name="P3"><text:span text:style-name="Strong_20_Emphasis"><text:span text:style-name="T3">-SOn</text:span></text:span><text:span text:style-name="T3"> (sdcc) Set the peephole optimization level. 1 = native sdcc rules, 2 = native sdcc rules + bugfixes, 3 = aggressive z88dk rules + bugfixes. SO2 is the default.</text:span></text:p>
        </text:list-item>
        <text:list-item>
          <text:p text:style-name="P3"><text:span text:style-name="Strong_20_Emphasis"><text:span text:style-name="T3">-startup=n</text:span></text:span><text:span text:style-name="T3"> Select a specific crt and configuration for the build. For the embedded target 0 = ram model, 1 = rom model, 2 = compressed rom model (this is the default).</text:span></text:p>
        </text:list-item>
        <text:list-item>
          <text:p text:style-name="P3"><text:span text:style-name="Strong_20_Emphasis"><text:span text:style-name="T3">-vn</text:span></text:span><text:span text:style-name="T3"> Silence building steps</text:span><text:span text:style-name="T1">.</text:span></text:p>
        </text:list-item>
        <text:list-item>
          <text:p text:style-name="P3"><text:span text:style-name="Strong_20_Emphasis"><text:span text:style-name="T3">-x</text:span></text:span><text:span text:style-name="T3"> Make a library out of the input source files.</text:span></text:p>
        </text:list-item>
      </text:list>
      <text:p text:style-name="P2"/>
      <text:p text:style-name="P2"/>
      <text:p text:style-name="P2"/>
      <text:p text:style-name="P2">target</text:p>
      <text:p text:style-name="P2">compiler_choice</text:p>
      <text:p text:style-name="P2">verbose_options</text:p>
      <text:p text:style-name="P2">cleaning</text:p>
      <text:p text:style-name="P2">floating_point</text:p>
      <text:p text:style-name="P2">zorg</text:p>
      <text:p text:style-name="P2"><text:soft-page-break/>optimization</text:p>
      <text:p text:style-name="P2">terminal_driver</text:p>
      <text:p text:style-name="P2">output_media</text:p>
      <text:p text:style-name="P2">Memory</text:p>
      <text:p text:style-name="P2">Preprocessor</text:p>
      <text:p text:style-name="P2">Miscellaneous</text:p>
      <text:p text:style-name="P2">output_file</text:p>
      <text:p text:style-name="P2"/>
      <text:p text:style-name="P2"/>
      <text:p text:style-name="P2">not programmed</text:p>
      <text:p text:style-name="P2">files to comp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Verdana, Lucida,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Dansby</meta:initial-creator>
    <meta:creation-date>2016-10-15T20:55:43.85</meta:creation-date>
    <dc:date>2016-10-19T05:39:42.17</dc:date>
    <dc:creator>Andy Dansby</dc:creator>
    <meta:editing-duration>P2DT16H52M38S</meta:editing-duration>
    <meta:editing-cycles>9</meta:editing-cycles>
    <meta:generator>OpenOffice/4.1.2$Win32 OpenOffice.org_project/412m3$Build-9782</meta:generator>
    <meta:document-statistic meta:table-count="0" meta:image-count="0" meta:object-count="0" meta:page-count="4" meta:paragraph-count="68" meta:word-count="1095" meta:character-count="6516"/>
  </office:meta>
</office:document-meta>
</file>